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1.852cm" table:align="center"/>
    </style:style>
    <style:style style:name="Tableau1.A" style:family="table-column">
      <style:table-column-properties style:column-width="1.963cm"/>
    </style:style>
    <style:style style:name="Tableau1.B" style:family="table-column">
      <style:table-column-properties style:column-width="5.468cm"/>
    </style:style>
    <style:style style:name="Tableau1.C" style:family="table-column">
      <style:table-column-properties style:column-width="4.42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au1.C1" style:family="table-cell">
      <style:table-cell-properties fo:padding="0.097cm" fo:border="0.25pt solid #000000"/>
    </style:style>
    <style:style style:name="Tableau1.A2" style:family="table-cell">
      <style:table-cell-properties fo:padding="0.097cm" fo:border-left="0.25pt solid #000000" fo:border-right="none" fo:border-top="none" fo:border-bottom="0.25pt solid #000000"/>
    </style:style>
    <style:style style:name="Tableau1.B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leau1.C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Header"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DHU CONSTRUCTION COMPANY</text:h>
      <text:h text:style-name="Heading_20_2" text:outline-level="2">Employee Rest Sheet for {month}, {year}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S.No.</text:p>
          </table:table-cell>
          <table:table-cell table:style-name="Tableau1.A1" office:value-type="string">
            <text:p text:style-name="P2">Employee Name</text:p>
          </table:table-cell>
          <table:table-cell table:style-name="Tableau1.C1" office:value-type="string">
            <text:p text:style-name="P2">Day of Rest</text:p>
          </table:table-cell>
        </table:table-row>
        <table:table-row>
          <table:table-cell table:style-name="Tableau1.A2" office:value-type="string">
            <text:p text:style-name="P3">[!-- BEGIN row.rest --]{s}</text:p>
          </table:table-cell>
          <table:table-cell table:style-name="Tableau1.B2" office:value-type="string">
            <text:p text:style-name="Header">{name}</text:p>
          </table:table-cell>
          <table:table-cell table:style-name="Tableau1.C2" office:value-type="string">
            <text:p text:style-name="Header">{day}<text:span text:style-name="T1">[!-- END row.rest --]</text:span></text:p>
          </table:table-cell>
        </table:table-row>
      </table:table>
      <text:h text:style-name="Heading_20_3" text:outline-level="3">Guidelines</text:h>
      <text:p text:style-name="Text_20_body">Please Do read following guidelines carefully:-</text:p>
      <text:list xml:id="list1024102952" text:style-name="L1">
        <text:list-item>
          <text:p text:style-name="P4">Every employee is directed to be on time on his working days.</text:p>
        </text:list-item>
        <text:list-item>
          <text:p text:style-name="P4">Every employee must wear his helmet, must carry proper work equipment and all necessary equipments he need to carry while working.</text:p>
        </text:list-item>
        <text:list-item>
          <text:p text:style-name="P4">Negligence in such case will not be tolerable which will result in fine to employee.</text:p>
        </text:list-item>
        <text:list-item>
          <text:p text:style-name="P4">Every employee needs to be in his proper uniform.</text:p>
        </text:list-item>
        <text:list-item>
          <text:p text:style-name="P4">Evry employee must follow company's other rules and regulati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/>
      <style:text-properties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Table_20_Contents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Cyril PIERRE de GEYERR</meta:initial-creator>
    <meta:creation-date>2008-09-02T10:04:05</meta:creation-date>
    <dc:date>2011-11-30T00:22:12</dc:date>
    <meta:editing-cycles>36</meta:editing-cycles>
    <meta:editing-duration>PT1H46M1S</meta:editing-duration>
    <dc:creator>inderjeet </dc:creator>
    <meta:document-statistic meta:table-count="1" meta:image-count="0" meta:object-count="0" meta:page-count="1" meta:paragraph-count="15" meta:word-count="104" meta:character-count="607" meta:non-whitespace-character-count="525"/>
    <meta:user-defined meta:name="Info 1"/>
    <meta:user-defined meta:name="Info 2"/>
    <meta:user-defined meta:name="Info 3"/>
    <meta:user-defined meta:name="Info 4"/>
  </office:meta>
</office:document-meta>
</file>